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D0000019A1A9B5C386D0546D8.png" manifest:media-type="image/png"/>
  <manifest:file-entry manifest:full-path="Pictures/1000000100000343000001972B7168125E538329.png" manifest:media-type="image/png"/>
  <manifest:file-entry manifest:full-path="Pictures/1000000100000344000001A8271CAF7B29C15F26.png" manifest:media-type="image/png"/>
  <manifest:file-entry manifest:full-path="Pictures/1000000100000353000001C526529FFC80677113.png" manifest:media-type="image/png"/>
  <manifest:file-entry manifest:full-path="Pictures/100000010000034700000197704FB3FE76A2E5B9.png" manifest:media-type="image/png"/>
  <manifest:file-entry manifest:full-path="Pictures/100000010000034F000001EE4C990DE8F60329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237edf" officeooo:paragraph-rsid="00237edf" style:font-name-asian="NSimSun" style:font-size-asian="10pt" style:font-name-complex="Liberation Mono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n1" text:anchor-type="char" svg:width="6.9252in" svg:height="3.3598in" draw:z-index="0"><draw:image xlink:href="Pictures/100000010000034D0000019A1A9B5C386D0546D8.png" xlink:type="simple" xlink:show="embed" xlink:actuate="onLoad" draw:mime-type="image/png"/></draw:frame><text:s/></text:p>
      <text:p text:style-name="Preformatted_20_Text"/>
      <text:p text:style-name="Preformatted_20_Text"><draw:frame draw:style-name="fr1" draw:name="Imagen2" text:anchor-type="char" svg:width="6.9252in" svg:height="3.6862in" draw:z-index="1"><draw:image xlink:href="Pictures/1000000100000353000001C526529FFC80677113.png" xlink:type="simple" xlink:show="embed" xlink:actuate="onLoad" draw:mime-type="image/png"/></draw:frame><text:s/></text:p>
      <text:p text:style-name="Preformatted_20_Text"/>
      <text:p text:style-name="Preformatted_20_Text"><text:s/></text:p>
      <text:p text:style-name="P1"/>
      <text:p text:style-name="Preformatted_20_Text"><draw:frame draw:style-name="fr1" draw:name="Imagen3" text:anchor-type="char" svg:width="6.9252in" svg:height="3.3591in" draw:z-index="2"><draw:image xlink:href="Pictures/100000010000034700000197704FB3FE76A2E5B9.png" xlink:type="simple" xlink:show="embed" xlink:actuate="onLoad" draw:mime-type="image/png"/></draw:frame><text:s/></text:p>
      <text:p text:style-name="Preformatted_20_Text"/>
      <text:p text:style-name="Preformatted_20_Text"/>
      <text:p text:style-name="Preformatted_20_Text"><text:s/></text:p>
      <text:p text:style-name="Preformatted_20_Text"><draw:frame draw:style-name="fr1" draw:name="Imagen4" text:anchor-type="char" svg:width="6.9252in" svg:height="3.511in" draw:z-index="3"><draw:image xlink:href="Pictures/1000000100000344000001A8271CAF7B29C15F26.png" xlink:type="simple" xlink:show="embed" xlink:actuate="onLoad" draw:mime-type="image/png"/></draw:frame><text:s/></text:p>
      <text:p text:style-name="Preformatted_20_Text"/>
      <text:p text:style-name="Preformatted_20_Text"/>
      <text:p text:style-name="Preformatted_20_Text"><text:soft-page-break/><text:s/><draw:frame draw:style-name="fr2" draw:name="Imagen5" text:anchor-type="char" svg:width="6.9252in" svg:height="3.3756in" draw:z-index="4"><draw:image xlink:href="Pictures/1000000100000343000001972B7168125E538329.png" xlink:type="simple" xlink:show="embed" xlink:actuate="onLoad" draw:mime-type="image/png"/></draw:frame><text:s text:c="2"/></text:p>
      <text:p text:style-name="Preformatted_20_Text"/>
      <text:p text:style-name="Preformatted_20_Text"/>
      <text:p text:style-name="Preformatted_20_Text"/>
      <text:p text:style-name="P1"/>
      <text:p text:style-name="Preformatted_20_Text"/>
      <text:p text:style-name="Preformatted_20_Text"><draw:frame draw:style-name="fr1" draw:name="Imagen6" text:anchor-type="char" svg:width="6.9252in" svg:height="4.0382in" draw:z-index="5"><draw:image xlink:href="Pictures/100000010000034F000001EE4C990DE8F60329E9.png" xlink:type="simple" xlink:show="embed" xlink:actuate="onLoad" draw:mime-type="image/png"/></draw:frame><text:s/></text:p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11-27T21:12:51.934000000</dc:date>
    <meta:editing-duration>PT1H2M30S</meta:editing-duration>
    <meta:editing-cycles>6</meta:editing-cycles>
    <meta:document-statistic meta:table-count="0" meta:image-count="6" meta:object-count="0" meta:page-count="5" meta:paragraph-count="8" meta:word-count="0" meta:character-count="10" meta:non-whitespace-character-count="0"/>
  </office:meta>
</office:document-meta>
</file>